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8.091cm" svg:y="2.61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016cm" svg:height="1.016cm" svg:x="9.107cm" svg:y="2.61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1.016cm" svg:x="8.091cm" svg:y="2.6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016cm" svg:height="1.016cm" svg:x="4.711cm" svg:y="5.1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016cm" svg:height="1.016cm" svg:x="5.727cm" svg:y="5.15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032cm" svg:height="1.016cm" svg:x="4.711cm" svg:y="5.15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599cm" svg:y1="3.627cm" svg:x2="5.727cm" svg:y2="5.151cm" draw:start-shape="id1" draw:start-glue-point="2" draw:end-shape="id2" draw:end-glue-point="0" svg:d="m8599 3627-2872 1524" svg:viewBox="0 0 2873 1525">
          <text:p/>
        </draw:connector>
        <draw:custom-shape draw:style-name="gr1" draw:text-style-name="P1" draw:layer="layout" svg:width="1.016cm" svg:height="1.016cm" svg:x="0.131cm" svg:y="7.6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016cm" svg:height="1.016cm" svg:x="1.147cm" svg:y="7.69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032cm" svg:height="1.016cm" svg:x="0.131cm" svg:y="7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219cm" svg:y1="6.167cm" svg:x2="1.147cm" svg:y2="7.691cm" draw:start-shape="id3" draw:start-glue-point="2" draw:end-shape="id4" draw:end-glue-point="0" svg:d="m5219 6167-4072 1524" svg:viewBox="0 0 4073 1525">
          <text:p/>
        </draw:connector>
        <draw:connector draw:style-name="gr3" draw:text-style-name="P1" draw:layer="layout" draw:type="line" svg:x1="1.655cm" svg:y1="8.707cm" svg:x2="3.687cm" svg:y2="10.231cm" draw:start-shape="id5" draw:start-glue-point="2" draw:end-shape="id6" draw:end-glue-point="0" svg:d="m1655 8707 2032 1524" svg:viewBox="0 0 2033 1525">
          <text:p/>
        </draw:connector>
        <draw:custom-shape draw:style-name="gr1" draw:text-style-name="P1" xml:id="id6" draw:id="id6" draw:layer="layout" svg:width="2.032cm" svg:height="1.016cm" svg:x="2.671cm" svg:y="10.231cm">
          <text:p text:style-name="P1">"cat"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1.471cm" svg:y="5.1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016cm" svg:height="1.016cm" svg:x="12.487cm" svg:y="5.15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032cm" svg:height="1.016cm" svg:x="11.471cm" svg:y="5.15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615cm" svg:y1="3.627cm" svg:x2="12.487cm" svg:y2="5.151cm" draw:start-shape="id7" draw:start-glue-point="2" draw:end-shape="id8" draw:end-glue-point="0" svg:d="m9615 3627 2872 1524" svg:viewBox="0 0 2873 1525">
          <text:p/>
        </draw:connector>
        <draw:custom-shape draw:style-name="gr1" draw:text-style-name="P1" xml:id="id11" draw:id="id11" draw:layer="layout" svg:width="1.016cm" svg:height="1.016cm" svg:x="14.011cm" svg:y="7.6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5.027cm" svg:y="7.69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.032cm" svg:height="1.016cm" svg:x="14.011cm" svg:y="7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995cm" svg:y1="6.167cm" svg:x2="15.027cm" svg:y2="7.691cm" draw:start-shape="id9" draw:start-glue-point="2" draw:end-shape="id10" draw:end-glue-point="0" svg:d="m12995 6167 2032 1524" svg:viewBox="0 0 2033 1525">
          <text:p/>
        </draw:connector>
        <draw:custom-shape draw:style-name="gr1" draw:text-style-name="P1" xml:id="id12" draw:id="id12" draw:layer="layout" svg:width="2.032cm" svg:height="1.016cm" svg:x="11.471cm" svg:y="10.231cm">
          <text:p text:style-name="P1">"dog"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519cm" svg:y1="8.707cm" svg:x2="12.487cm" svg:y2="10.231cm" draw:start-shape="id11" draw:start-glue-point="2" draw:end-shape="id12" draw:end-glue-point="0" svg:d="m14519 8707-2032 1524" svg:viewBox="0 0 2033 1525">
          <text:p/>
        </draw:connector>
        <draw:custom-shape draw:style-name="gr1" draw:text-style-name="P1" xml:id="id16" draw:id="id16" draw:layer="layout" svg:width="4.064cm" svg:height="1.016cm" svg:x="5.551cm" svg:y="10.231cm">
          <text:p text:style-name="P1">"beetle"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016cm" svg:height="1.016cm" svg:x="9.291cm" svg:y="7.6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307cm" svg:y="7.69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032cm" svg:height="1.016cm" svg:x="9.291cm" svg:y="7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235cm" svg:y1="6.167cm" svg:x2="10.307cm" svg:y2="7.691cm" draw:start-shape="id13" draw:start-glue-point="2" draw:end-shape="id14" draw:end-glue-point="0" svg:d="m6235 6167 4072 1524" svg:viewBox="0 0 4073 1525">
          <text:p/>
        </draw:connector>
        <draw:connector draw:style-name="gr3" draw:text-style-name="P1" draw:layer="layout" draw:type="line" svg:x1="9.799cm" svg:y1="8.707cm" svg:x2="7.583cm" svg:y2="10.231cm" draw:start-shape="id15" draw:start-glue-point="2" draw:end-shape="id16" draw:end-glue-point="0" svg:d="m9799 8707-2216 1524" svg:viewBox="0 0 2217 1525">
          <text:p/>
        </draw:connector>
        <draw:custom-shape draw:style-name="gr1" draw:text-style-name="P1" draw:layer="layout" svg:width="1.016cm" svg:height="1.016cm" svg:x="0.131cm" svg:y="1.38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.13cm" svg:y="1.38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13cm" svg:y="1.38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0.131cm" svg:y="0.1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.13cm" svg:y="0.1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13cm" svg:y="0.15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0.131cm" svg:y="2.6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.13cm" svg:y="2.6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13cm" svg:y="2.6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38cm" svg:height="1.015cm" svg:x="3.428cm" svg:y="1.385cm">
          <text:p text:style-name="P1">"dog"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38cm" svg:height="1.016cm" svg:x="3.427cm" svg:y="0.166cm">
          <text:p text:style-name="P1">"cat"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38cm" svg:height="1.015cm" svg:x="3.429cm" svg:y="2.626cm">
          <text:p text:style-name="P1">"beetle"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6.256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3-11-17T20:50:00</meta:creation-date>
    <dc:date>2013-11-17T20:55:46</dc:date>
    <dc:creator>Helio Filho</dc:creator>
    <meta:editing-duration>P0D</meta:editing-duration>
    <meta:editing-cycles>1</meta:editing-cycles>
    <meta:document-statistic meta:object-count="41"/>
    <meta:generator>LibreOffice/4.0.2.2$Linux_X86_64 LibreOffice_project/400m0$Build-2</meta:generator>
  </office:meta>
</office:document-meta>
</file>